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process by which you administrate this might be crucial to your development. <text:s/>Know that I intend to serve that Yeksh will be a part of the life at some point, but so near Judgment Day that it will only be a curse then and not now. <text:s/>Know that I intend well here, and my way is absolu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6-13T13:33:18.92</meta:creation-date>
    <meta:document-statistic meta:table-count="0" meta:image-count="0" meta:object-count="0" meta:page-count="1" meta:paragraph-count="1" meta:word-count="58" meta:character-count="289"/>
    <dc:date>2024-06-13T14:15:10.45</dc:date>
    <meta:editing-duration>PT26M41S</meta:editing-duration>
    <meta:editing-cycles>1</meta:editing-cycles>
    <meta:generator>OpenOffice/4.1.15$Win32 OpenOffice.org_project/4115m2$Build-9813</meta:generator>
  </office:meta>
</office:document-meta>
</file>